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474949" draw:auto-grow-height="true" draw:auto-grow-width="false" fo:max-height="0cm" fo:min-height="1.918cm"/>
      <style:paragraph-properties style:writing-mode="lr-tb"/>
    </style:style>
    <style:style style:name="gr2" style:family="graphic" style:parent-style-name="objectwithoutfill">
      <style:graphic-properties svg:stroke-width="0.035cm" svg:stroke-color="#80808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fo:min-height="1.528cm"/>
      <style:paragraph-properties style:writing-mode="lr-tb"/>
    </style:style>
    <style:style style:name="gr4" style:family="graphic" style:parent-style-name="standard">
      <style:graphic-properties draw:stroke="none" draw:fill="none" fo:min-height="0.766cm"/>
      <style:paragraph-properties style:writing-mode="lr-tb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gr6" style:family="graphic" style:parent-style-name="standard">
      <style:graphic-properties draw:stroke="none" draw:fill="none" fo:min-height="0.641cm"/>
      <style:paragraph-properties style:writing-mode="lr-tb"/>
    </style:style>
    <style:style style:name="gr7" style:family="graphic" style:parent-style-name="standard">
      <style:graphic-properties draw:stroke="none" draw:fill="none" fo:min-height="1.782cm"/>
      <style:paragraph-properties style:writing-mode="lr-tb"/>
    </style:style>
    <style:style style:name="gr8" style:family="graphic" style:parent-style-name="standard">
      <style:graphic-properties draw:stroke="none" draw:fill="none" fo:min-height="2.868cm"/>
      <style:paragraph-properties style:writing-mode="lr-tb"/>
    </style:style>
    <style:style style:name="gr9" style:family="graphic" style:parent-style-name="standard">
      <style:graphic-properties draw:stroke="none" draw:fill="none" fo:min-height="1.424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none" fo:min-height="3.835cm"/>
      <style:paragraph-properties style:writing-mode="lr-tb"/>
    </style:style>
    <style:style style:name="gr12" style:family="graphic" style:parent-style-name="standard">
      <style:graphic-properties draw:stroke="none" draw:fill="none" fo:min-height="4.474cm"/>
      <style:paragraph-properties style:writing-mode="lr-tb"/>
    </style:style>
    <style:style style:name="gr13" style:family="graphic" style:parent-style-name="standard">
      <style:graphic-properties draw:stroke="none" draw:fill="none" fo:min-height="4.26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solid" draw:fill-color="#474949"/>
      <style:paragraph-properties style:writing-mode="lr-tb"/>
      <style:text-properties fo:color="#d1d9e1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color="#808080" fo:font-style="italic" fo:font-weight="bold" style:font-weight-asian="bold" style:font-weight-complex="bold"/>
    </style:style>
    <style:style style:name="P6" style:family="paragraph">
      <loext:graphic-properties draw:fill="none"/>
      <style:paragraph-properties fo:text-align="center" style:writing-mode="lr-tb"/>
      <style:text-properties fo:color="#808080" fo:font-style="italic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color="#d1d9e1" style:font-name="Ubuntu Mono1"/>
    </style:style>
    <style:style style:name="T2" style:family="text">
      <style:text-properties fo:color="#808080" fo:font-style="italic" fo:font-weight="bold" style:font-weight-asian="bold" style:font-weight-complex="bold"/>
    </style:style>
    <style:style style:name="T3" style:family="text">
      <style:text-properties fo:color="#808080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2.7cm" svg:height="2.168cm" svg:x="4.572cm" svg:y="2.794cm">
          <draw:text-box>
            <text:p><text:span text:style-name="T1">$ <text:s/>cal</text:span></text:p>
            <text:p text:style-name="P1"><text:span text:style-name="T1">$ <text:s/>cal</text:span></text:p>
            <text:p><text:span text:style-name="T1">$ <text:s/>cal</text:span></text:p>
          </draw:text-box>
        </draw:frame>
        <draw:line draw:style-name="gr2" draw:text-style-name="P3" draw:layer="layout" svg:x1="6.35cm" svg:y1="5.08cm" svg:x2="6.858cm" svg:y2="8.058cm">
          <text:p/>
        </draw:line>
        <draw:frame draw:style-name="gr3" draw:text-style-name="P5" draw:layer="layout" svg:width="3.791cm" svg:height="1.778cm" svg:x="5.861cm" svg:y="8.058cm">
          <draw:text-box>
            <text:p text:style-name="P4"><text:span text:style-name="T2">command</text:span><text:span text:style-name="T2"><text:line-break/></text:span><text:span text:style-name="T2">name</text:span></text:p>
          </draw:text-box>
        </draw:frame>
        <draw:line draw:style-name="gr2" draw:text-style-name="P3" draw:layer="layout" svg:x1="4.826cm" svg:y1="5.08cm" svg:x2="4.572cm" svg:y2="8.058cm">
          <text:p/>
        </draw:line>
        <draw:frame draw:style-name="gr4" draw:text-style-name="P5" draw:layer="layout" svg:width="3.791cm" svg:height="1.016cm" svg:x="2.562cm" svg:y="8.058cm">
          <draw:text-box>
            <text:p text:style-name="P4"><text:span text:style-name="T2">prompt</text:span></text:p>
          </draw:text-box>
        </draw:frame>
        <draw:line draw:style-name="gr2" draw:text-style-name="P3" draw:layer="layout" svg:x1="9.906cm" svg:y1="5.08cm" svg:x2="11.614cm" svg:y2="8.058cm">
          <text:p/>
        </draw:line>
        <draw:frame draw:style-name="gr5" draw:text-style-name="P6" draw:layer="layout" svg:width="5.361cm" svg:height="1.673cm" svg:x="8.963cm" svg:y="8.058cm">
          <draw:text-box>
            <text:p text:style-name="P4"><text:span text:style-name="T2">options</text:span></text:p>
            <text:p text:style-name="P4"><text:span text:style-name="T3"/></text:p>
          </draw:text-box>
        </draw:frame>
        <draw:line draw:style-name="gr2" draw:text-style-name="P3" draw:layer="layout" svg:x1="14.478cm" svg:y1="5.08cm" svg:x2="16.194cm" svg:y2="8.058cm">
          <text:p/>
        </draw:line>
        <draw:frame draw:style-name="gr6" draw:text-style-name="P7" draw:layer="layout" svg:width="1.772cm" svg:height="2.168cm" svg:x="13.762cm" svg:y="2.794cm">
          <draw:text-box>
            <text:p><text:span text:style-name="T1">2020</text:span></text:p>
            <text:p><text:span text:style-name="T1">2020</text:span></text:p>
            <text:p><text:span text:style-name="T1">2020</text:span></text:p>
          </draw:text-box>
        </draw:frame>
        <draw:frame draw:style-name="gr7" draw:text-style-name="P7" draw:layer="layout" svg:width="3.048cm" svg:height="2.168cm" svg:x="8.89cm" svg:y="2.794cm">
          <draw:text-box>
            <text:p><text:span text:style-name="T1">-j</text:span></text:p>
            <text:p><text:span text:style-name="T1">-jk</text:span></text:p>
            <text:p><text:span text:style-name="T1">--julian</text:span></text:p>
          </draw:text-box>
        </draw:frame>
        <draw:frame draw:style-name="gr8" draw:text-style-name="P6" draw:layer="layout" svg:width="4.878cm" svg:height="3.118cm" svg:x="14.664cm" svg:y="8.058cm">
          <draw:text-box>
            <text:p text:style-name="P4"><text:span text:style-name="T2">arguments</text:span></text:p>
            <text:p text:style-name="P4"><text:span text:style-name="T3"/></text:p>
          </draw:text-box>
        </draw:frame>
        <draw:frame draw:style-name="gr9" draw:text-style-name="P8" draw:layer="layout" svg:width="4.659cm" svg:height="1.674cm" svg:x="15.091cm" svg:y="8.978cm">
          <draw:text-box>
            <text:p><text:span text:style-name="T3">- file/dir names</text:span></text:p>
            <text:p><text:span text:style-name="T3">- more info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2" draw:text-style-name="P3" draw:layer="layout" svg:x1="6.35cm" svg:y1="7.042cm" svg:x2="6.858cm" svg:y2="8.058cm">
          <text:p/>
        </draw:line>
        <draw:frame draw:style-name="gr3" draw:text-style-name="P5" draw:layer="layout" svg:width="3.791cm" svg:height="1.778cm" svg:x="5.861cm" svg:y="8.058cm">
          <draw:text-box>
            <text:p text:style-name="P4"><text:span text:style-name="T2">command</text:span><text:span text:style-name="T2"><text:line-break/></text:span><text:span text:style-name="T2">name</text:span></text:p>
          </draw:text-box>
        </draw:frame>
        <draw:line draw:style-name="gr2" draw:text-style-name="P3" draw:layer="layout" svg:x1="4.826cm" svg:y1="7.089cm" svg:x2="4.572cm" svg:y2="8.058cm">
          <text:p/>
        </draw:line>
        <draw:frame draw:style-name="gr4" draw:text-style-name="P5" draw:layer="layout" svg:width="3.791cm" svg:height="1.016cm" svg:x="2.562cm" svg:y="8.058cm">
          <draw:text-box>
            <text:p text:style-name="P4"><text:span text:style-name="T2">prompt</text:span></text:p>
          </draw:text-box>
        </draw:frame>
        <draw:line draw:style-name="gr2" draw:text-style-name="P3" draw:layer="layout" svg:x1="10.922cm" svg:y1="7.112cm" svg:x2="11.614cm" svg:y2="8.058cm">
          <text:p/>
        </draw:line>
        <draw:frame draw:style-name="gr5" draw:text-style-name="P6" draw:layer="layout" svg:width="5.361cm" svg:height="1.673cm" svg:x="8.963cm" svg:y="8.058cm">
          <draw:text-box>
            <text:p text:style-name="P4"><text:span text:style-name="T2">options</text:span></text:p>
            <text:p text:style-name="P4"><text:span text:style-name="T3"/></text:p>
          </draw:text-box>
        </draw:frame>
        <draw:line draw:style-name="gr2" draw:text-style-name="P3" draw:layer="layout" svg:x1="15.215cm" svg:y1="7.042cm" svg:x2="16.194cm" svg:y2="8.058cm">
          <text:p/>
        </draw:line>
        <draw:frame draw:style-name="gr8" draw:text-style-name="P6" draw:layer="layout" svg:width="4.878cm" svg:height="3.118cm" svg:x="14.664cm" svg:y="8.058cm">
          <draw:text-box>
            <text:p text:style-name="P4"><text:span text:style-name="T2">arguments</text:span></text:p>
            <text:p text:style-name="P4"><text:span text:style-name="T3"/></text:p>
          </draw:text-box>
        </draw:frame>
        <draw:frame draw:style-name="gr9" draw:text-style-name="P8" draw:layer="layout" svg:width="4.659cm" svg:height="1.674cm" svg:x="15.091cm" svg:y="8.978cm">
          <draw:text-box>
            <text:p><text:span text:style-name="T3">- file/dir names</text:span></text:p>
            <text:p><text:span text:style-name="T3">- more info</text:span></text:p>
          </draw:text-box>
        </draw:frame>
        <draw:frame draw:style-name="gr1" draw:text-style-name="P2" draw:layer="layout" svg:width="12.7cm" svg:height="4.085cm" svg:x="4.572cm" svg:y="2.794cm">
          <draw:text-box>
            <text:p><text:span text:style-name="T1">$ <text:s/>cal</text:span></text:p>
            <text:p text:style-name="P1"><text:span text:style-name="T1">$ <text:s/>cal</text:span></text:p>
            <text:p><text:span text:style-name="T1">$ <text:s/>cal</text:span></text:p>
            <text:p><text:span text:style-name="T1"/></text:p>
            <text:p><text:span text:style-name="T1">$ <text:s/>sort</text:span></text:p>
            <text:p><text:span text:style-name="T1">$ <text:s/>du</text:span></text:p>
          </draw:text-box>
        </draw:frame>
        <draw:frame draw:style-name="gr11" draw:text-style-name="P7" draw:layer="layout" svg:width="3.048cm" svg:height="4.085cm" svg:x="13.762cm" svg:y="2.794cm">
          <draw:text-box>
            <text:p><text:span text:style-name="T1">2020</text:span></text:p>
            <text:p><text:span text:style-name="T1">2020</text:span></text:p>
            <text:p><text:span text:style-name="T1">2020</text:span></text:p>
            <text:p><text:span text:style-name="T1"/></text:p>
            <text:p><text:span text:style-name="T1">file.txt</text:span></text:p>
            <text:p><text:span text:style-name="T1">my-dir/</text:span></text:p>
          </draw:text-box>
        </draw:frame>
        <draw:frame draw:style-name="gr12" draw:text-style-name="P7" draw:layer="layout" svg:width="4.826cm" svg:height="4.724cm" svg:x="8.89cm" svg:y="2.794cm">
          <draw:text-box>
            <text:p><text:span text:style-name="T1">-j</text:span></text:p>
            <text:p><text:span text:style-name="T1">-jk</text:span></text:p>
            <text:p><text:span text:style-name="T1">--julian</text:span></text:p>
            <text:p><text:span text:style-name="T1"/></text:p>
            <text:p><text:span text:style-name="T1">-k 1</text:span></text:p>
            <text:p><text:span text:style-name="T1">--max-depth=1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3" draw:text-style-name="P8" draw:layer="layout" svg:width="4.003cm" svg:height="4.517cm" svg:x="10.352cm" svg:y="9.026cm">
          <draw:text-box>
            <text:p><text:span text:style-name="T3">-s</text:span></text:p>
            <text:p><text:span text:style-name="T3">-ss</text:span></text:p>
            <text:p><text:span text:style-name="T3">-s value</text:span></text:p>
            <text:p><text:span text:style-name="T3">--long</text:span></text:p>
            <text:p><text:span text:style-name="T3">--long value</text:span></text:p>
            <text:p><text:span text:style-name="T3">--long=value</text:span></text:p>
          </draw:text-box>
        </draw:frame>
        <draw:line draw:style-name="gr2" draw:text-style-name="P3" draw:layer="layout" svg:x1="6.35cm" svg:y1="7.042cm" svg:x2="6.858cm" svg:y2="8.058cm">
          <text:p/>
        </draw:line>
        <draw:frame draw:style-name="gr3" draw:text-style-name="P5" draw:layer="layout" svg:width="3.791cm" svg:height="1.778cm" svg:x="5.861cm" svg:y="8.058cm">
          <draw:text-box>
            <text:p text:style-name="P4"><text:span text:style-name="T2">command</text:span><text:span text:style-name="T2"><text:line-break/></text:span><text:span text:style-name="T2">name</text:span></text:p>
          </draw:text-box>
        </draw:frame>
        <draw:line draw:style-name="gr2" draw:text-style-name="P3" draw:layer="layout" svg:x1="4.826cm" svg:y1="7.089cm" svg:x2="4.572cm" svg:y2="8.058cm">
          <text:p/>
        </draw:line>
        <draw:frame draw:style-name="gr4" draw:text-style-name="P5" draw:layer="layout" svg:width="3.791cm" svg:height="1.016cm" svg:x="2.562cm" svg:y="8.058cm">
          <draw:text-box>
            <text:p text:style-name="P4"><text:span text:style-name="T2">prompt</text:span></text:p>
          </draw:text-box>
        </draw:frame>
        <draw:line draw:style-name="gr2" draw:text-style-name="P3" draw:layer="layout" svg:x1="10.922cm" svg:y1="7.112cm" svg:x2="11.614cm" svg:y2="8.058cm">
          <text:p/>
        </draw:line>
        <draw:frame draw:style-name="gr5" draw:text-style-name="P6" draw:layer="layout" svg:width="5.361cm" svg:height="1.673cm" svg:x="8.963cm" svg:y="8.058cm">
          <draw:text-box>
            <text:p text:style-name="P4"><text:span text:style-name="T2">options</text:span></text:p>
            <text:p text:style-name="P4"><text:span text:style-name="T3"/></text:p>
          </draw:text-box>
        </draw:frame>
        <draw:line draw:style-name="gr2" draw:text-style-name="P3" draw:layer="layout" svg:x1="15.215cm" svg:y1="7.042cm" svg:x2="16.194cm" svg:y2="8.058cm">
          <text:p/>
        </draw:line>
        <draw:frame draw:style-name="gr8" draw:text-style-name="P6" draw:layer="layout" svg:width="4.878cm" svg:height="3.118cm" svg:x="14.664cm" svg:y="8.058cm">
          <draw:text-box>
            <text:p text:style-name="P4"><text:span text:style-name="T2">arguments</text:span></text:p>
            <text:p text:style-name="P4"><text:span text:style-name="T3"/></text:p>
          </draw:text-box>
        </draw:frame>
        <draw:frame draw:style-name="gr9" draw:text-style-name="P8" draw:layer="layout" svg:width="4.659cm" svg:height="1.674cm" svg:x="15.091cm" svg:y="8.978cm">
          <draw:text-box>
            <text:p><text:span text:style-name="T3">- file/dir names</text:span></text:p>
            <text:p><text:span text:style-name="T3">- more info</text:span></text:p>
          </draw:text-box>
        </draw:frame>
        <draw:frame draw:style-name="gr1" draw:text-style-name="P2" draw:layer="layout" svg:width="12.7cm" svg:height="4.085cm" svg:x="4.572cm" svg:y="2.794cm">
          <draw:text-box>
            <text:p><text:span text:style-name="T1">$ <text:s/>cal</text:span></text:p>
            <text:p text:style-name="P1"><text:span text:style-name="T1">$ <text:s/>cal</text:span></text:p>
            <text:p><text:span text:style-name="T1">$ <text:s/>cal</text:span></text:p>
            <text:p><text:span text:style-name="T1"/></text:p>
            <text:p><text:span text:style-name="T1">$ <text:s/>sort</text:span></text:p>
            <text:p><text:span text:style-name="T1">$ <text:s/>du</text:span></text:p>
          </draw:text-box>
        </draw:frame>
        <draw:frame draw:style-name="gr11" draw:text-style-name="P7" draw:layer="layout" svg:width="3.048cm" svg:height="4.085cm" svg:x="13.762cm" svg:y="2.794cm">
          <draw:text-box>
            <text:p><text:span text:style-name="T1">2020</text:span></text:p>
            <text:p><text:span text:style-name="T1">2020</text:span></text:p>
            <text:p><text:span text:style-name="T1">2020</text:span></text:p>
            <text:p><text:span text:style-name="T1"/></text:p>
            <text:p><text:span text:style-name="T1">file.txt</text:span></text:p>
            <text:p><text:span text:style-name="T1">my-dir/</text:span></text:p>
          </draw:text-box>
        </draw:frame>
        <draw:frame draw:style-name="gr12" draw:text-style-name="P7" draw:layer="layout" svg:width="4.826cm" svg:height="4.724cm" svg:x="8.89cm" svg:y="2.794cm">
          <draw:text-box>
            <text:p><text:span text:style-name="T1">-j</text:span></text:p>
            <text:p><text:span text:style-name="T1">-jk</text:span></text:p>
            <text:p><text:span text:style-name="T1">--julian</text:span></text:p>
            <text:p><text:span text:style-name="T1"/></text:p>
            <text:p><text:span text:style-name="T1">-k 1</text:span></text:p>
            <text:p><text:span text:style-name="T1">--max-depth=1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0T10:12:27.053304936</meta:creation-date>
    <dc:title>jelmer_base</dc:title>
    <meta:editing-duration>PT52M15S</meta:editing-duration>
    <meta:editing-cycles>7</meta:editing-cycles>
    <meta:generator>LibreOffice/6.4.6.2$Linux_X86_64 LibreOffice_project/40$Build-2</meta:generator>
    <meta:initial-creator>Jelmer Poelstra</meta:initial-creator>
    <dc:date>2021-01-14T07:50:25.500705652</dc:date>
    <dc:creator>Jelmer Poelstra</dc:creator>
    <meta:document-statistic meta:object-count="64"/>
  </office:meta>
</office:document-meta>
</file>